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5ce" officeooo:paragraph-rsid="0011c5ce"/>
    </style:style>
    <style:style style:name="P2" style:family="paragraph" style:parent-style-name="Standard">
      <style:text-properties officeooo:rsid="0013020c" officeooo:paragraph-rsid="0013020c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11c5ce" officeooo:paragraph-rsid="0011c5c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 Data Logger</text:p>
      <text:p text:style-name="P1">---------------------------------------------</text:p>
      <text:p text:style-name="P1"/>
      <text:p text:style-name="P1"/>
      <text:p text:style-name="P1">ESP32</text:p>
      <text:p text:style-name="Text_20_body">SN65HVD230 CAN Board Network Transceiver Evaluation Development Module</text:p>
      <text:p text:style-name="P4">Onboard CAN transceiver SN65HVD230 </text:p>
      <text:list xml:id="list545408212" text:style-name="L1">
        <text:list-item>
          <text:p text:style-name="P5">Powered from 3.3V </text:p>
        </text:list-item>
        <text:list-item>
          <text:p text:style-name="P5">Features ESD protection </text:p>
        </text:list-item>
        <text:list-item>
          <text:p text:style-name="P5">Connecting MCUs to the CAN network </text:p>
        </text:list-item>
        <text:list-item>
          <text:p text:style-name="P3">Compatible with PCA82C250 </text:p>
        </text:list-item>
      </text:list>
      <text:p text:style-name="P1"/>
      <text:p text:style-name="P1"/>
      <text:p text:style-name="P2">reference</text:p>
      <text:p text:style-name="P2"/>
      <text:p text:style-name="P2"><text:a xlink:type="simple" xlink:href="https://hackaday.com/2017/01/04/on-board-diagnostics/" text:style-name="Internet_20_link" text:visited-style-name="Visited_20_Internet_20_Link">https://hackaday.com/2017/01/04/on-board-diagnostics/</text:a></text:p>
      <text:p text:style-name="P2">http://www.obddiag.net/allpro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22:08:02.089358008</meta:creation-date>
    <dc:date>2021-12-30T23:01:04.252558539</dc:date>
    <meta:editing-duration>PT2M40S</meta:editing-duration>
    <meta:editing-cycles>1</meta:editing-cycles>
    <meta:document-statistic meta:table-count="0" meta:image-count="0" meta:object-count="0" meta:page-count="1" meta:paragraph-count="12" meta:word-count="39" meta:character-count="377" meta:non-whitespace-character-count="349"/>
    <meta:generator>LibreOffice/6.4.7.2$Linux_X86_64 LibreOffice_project/40$Build-2</meta:generator>
  </office:meta>
</office:document-meta>
</file>